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7pt" style:text-underline-style="solid" style:text-underline-width="auto" style:text-underline-color="font-color" officeooo:rsid="000f4a6a" officeooo:paragraph-rsid="000f4a6a" style:font-size-asian="14.8500003814697pt" style:font-size-complex="17pt"/>
    </style:style>
    <style:style style:name="P2" style:family="paragraph" style:parent-style-name="Standard">
      <style:paragraph-properties fo:text-align="justify" style:justify-single-word="false"/>
      <style:text-properties officeooo:rsid="000fd03e" officeooo:paragraph-rsid="000fd03e"/>
    </style:style>
    <style:style style:name="P3" style:family="paragraph" style:parent-style-name="Standard">
      <style:paragraph-properties fo:text-align="justify" style:justify-single-word="false"/>
      <style:text-properties officeooo:rsid="000fd03e" officeooo:paragraph-rsid="00157d89"/>
    </style:style>
    <style:style style:name="P4" style:family="paragraph" style:parent-style-name="Standard" style:list-style-name="L1">
      <style:paragraph-properties fo:text-align="justify" style:justify-single-word="false" style:writing-mode="lr-tb"/>
      <style:text-properties officeooo:paragraph-rsid="0019d0c7"/>
    </style:style>
    <style:style style:name="P5" style:family="paragraph" style:parent-style-name="Standard" style:list-style-name="L1">
      <style:paragraph-properties fo:text-align="justify" style:justify-single-word="false" style:writing-mode="lr-tb"/>
      <style:text-properties officeooo:rsid="0019d0c7" officeooo:paragraph-rsid="0019d0c7"/>
    </style:style>
    <style:style style:name="P6" style:family="paragraph" style:parent-style-name="Standard" style:list-style-name="L1">
      <style:paragraph-properties fo:text-align="justify" style:justify-single-word="false" style:writing-mode="lr-tb"/>
      <style:text-properties officeooo:rsid="001b95c6" officeooo:paragraph-rsid="001b95c6"/>
    </style:style>
    <style:style style:name="P7" style:family="paragraph" style:parent-style-name="Standard">
      <style:paragraph-properties fo:text-align="center" style:justify-single-word="false" style:writing-mode="lr-tb"/>
      <style:text-properties fo:font-size="15pt" style:text-underline-style="solid" style:text-underline-width="auto" style:text-underline-color="font-color" officeooo:rsid="001b95c6" officeooo:paragraph-rsid="001b95c6" style:font-size-asian="15pt" style:font-size-complex="15pt"/>
    </style:style>
    <style:style style:name="P8" style:family="paragraph" style:parent-style-name="Standard">
      <style:paragraph-properties fo:text-align="justify" style:justify-single-word="false" style:writing-mode="lr-tb"/>
    </style:style>
    <style:style style:name="P9" style:family="paragraph" style:parent-style-name="Standard">
      <style:paragraph-properties fo:text-align="justify" style:justify-single-word="false" style:writing-mode="lr-tb"/>
      <style:text-properties officeooo:rsid="001bfdd4" officeooo:paragraph-rsid="001bfdd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81d1c"/>
    </style:style>
    <style:style style:name="T3" style:family="text">
      <style:text-properties officeooo:rsid="0010ebfd"/>
    </style:style>
    <style:style style:name="T4" style:family="text">
      <style:text-properties style:text-underline-style="solid" style:text-underline-width="auto" style:text-underline-color="font-color" officeooo:rsid="0010ebfd"/>
    </style:style>
    <style:style style:name="T5" style:family="text">
      <style:text-properties officeooo:rsid="0011ad6c"/>
    </style:style>
    <style:style style:name="T6" style:family="text">
      <style:text-properties style:text-underline-style="solid" style:text-underline-width="auto" style:text-underline-color="font-color" officeooo:rsid="0011ad6c"/>
    </style:style>
    <style:style style:name="T7" style:family="text">
      <style:text-properties officeooo:rsid="00126960"/>
    </style:style>
    <style:style style:name="T8" style:family="text">
      <style:text-properties officeooo:rsid="001465d7"/>
    </style:style>
    <style:style style:name="T9" style:family="text">
      <style:text-properties officeooo:rsid="001511c8"/>
    </style:style>
    <style:style style:name="T10" style:family="text">
      <style:text-properties officeooo:rsid="00157d89"/>
    </style:style>
    <style:style style:name="T11" style:family="text">
      <style:text-properties style:text-underline-style="solid" style:text-underline-width="auto" style:text-underline-color="font-color" officeooo:rsid="00157d89"/>
    </style:style>
    <style:style style:name="T12" style:family="text">
      <style:text-properties officeooo:rsid="00168af4"/>
    </style:style>
    <style:style style:name="T13" style:family="text">
      <style:text-properties style:text-underline-style="solid" style:text-underline-width="auto" style:text-underline-color="font-color" officeooo:rsid="00168af4"/>
    </style:style>
    <style:style style:name="T14" style:family="text">
      <style:text-properties officeooo:rsid="00181d1c"/>
    </style:style>
    <style:style style:name="T15" style:family="text">
      <style:text-properties officeooo:rsid="0019d0c7"/>
    </style:style>
    <style:style style:name="T16" style:family="text">
      <style:text-properties style:text-underline-style="solid" style:text-underline-width="auto" style:text-underline-color="font-color" officeooo:rsid="0019d0c7"/>
    </style:style>
    <style:style style:name="T17" style:family="text">
      <style:text-properties style:text-underline-style="none" officeooo:rsid="0019d0c7"/>
    </style:style>
    <style:style style:name="T18" style:family="text">
      <style:text-properties style:text-underline-style="none"/>
    </style:style>
    <style:style style:name="T19" style:family="text">
      <style:text-properties style:text-underline-style="none" officeooo:rsid="001b95c6"/>
    </style:style>
    <style:style style:name="T20" style:family="text">
      <style:text-properties style:text-underline-style="none" fo:font-weight="bold" officeooo:rsid="001b95c6" style:font-weight-asian="bold" style:font-weight-complex="bold"/>
    </style:style>
    <style:style style:name="T21" style:family="text">
      <style:text-properties officeooo:rsid="001bfdd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nasianismo</text:p>
      <text:p text:style-name="P2">Características do Parnasianismo:</text:p>
      <text:p text:style-name="P2"><text:tab/>Uma das principais características do parnasianismo é o <text:span text:style-name="T1">movimento exclusivamente poético</text:span>, ou seja, o parnasianismo só tinha como objetivo poesias e não textos comuns e outros. Além disso, os apoiadores do movimento parnasiano eram <text:span text:style-name="T1">antiromântico</text:span><text:span text:style-name="T2">s</text:span> e possuíam ideias contrárias ao movimento romantista, <text:span text:style-name="T3">duas das ideias do romantismo que foram contrariadas pelo parnasianismo formam a subjetividade e pessoalidade, que no parnasianismo se tornaram </text:span><text:span text:style-name="T4">objetividade e impessoalidade</text:span><text:span text:style-name="T3">. Outra das características principais foi a adoção da </text:span><text:span text:style-name="T4">“Arte pela Arte”</text:span><text:span text:style-name="T3">, que resumidamente dizia que a arte não precisava de explicação nem compromisso com a realidade, ou com qualquer outra coisa. No parnasianismo, era feita uma busca muito grande a </text:span><text:span text:style-name="T4">perfeição</text:span><text:span text:style-name="T3"> inclusive nos poemas, fazendo-os de forma erudita e seguindo os padrões </text:span><text:span text:style-name="T5">tradicionais de rima, ritmo e métrica. Vale ressaltar que o parnasianismo tinha um saudosismo e uma tendência a utilizar </text:span><text:span text:style-name="T6">estilos clássic</text:span><text:span text:style-name="T2">o</text:span><text:span text:style-name="T6">s</text:span><text:span text:style-name="T5"> em seus poemas. </text:span></text:p>
      <text:p text:style-name="P3"><text:tab/><text:span text:style-name="T7">Uma curiosidade importante sobre a chegada do parnasianismo ao Brasil é que, o Realismo e Naturalismo </text:span><text:span text:style-name="T8">que são </text:span><text:span text:style-name="T7">duas correntes estéticas </text:span><text:span text:style-name="T8">que chegaram na mesma época </text:span><text:span text:style-name="T9">que o parnasianismo chegou ao Brasil, pois o parnasianismo é um movimento literário que começou na Europa, mais precisamente na França. Para a maioria </text:span><text:span text:style-name="T10">dos estudiosos e escritores, </text:span><text:span text:style-name="T11">o começo do parnasianismo no Brasil</text:span><text:span text:style-name="T10"> começou com a obra de Fanfarras de 1882. Na França o parnasianismo era bastante rígido e </text:span></text:p>
      <text:p text:style-name="P3"><text:span text:style-name="T10">todos os escritores deviam seguir as regras, entretanto ao chegar no Brasil essa rigidez foi perdida. </text:span><text:span text:style-name="T12">O </text:span><text:span text:style-name="T13">culto à forma</text:span><text:span text:style-name="T12"> buscava uma valorização exagerada na estrutura, da métrica, da palavra medida e correção gramatical. </text:span><text:span text:style-name="T14">Um dos principais exemplos mais conhecidos no Brasil de composição parnasiana é o Hino Nacional Brasileiro. </text:span></text:p>
      <text:p text:style-name="P3"><text:span text:style-name="T14">O parnasianismo t</text:span><text:span text:style-name="T15">eve vários poetas como:</text:span></text:p>
      <text:list text:style-name="L1">
        <text:list-item>
          <text:p text:style-name="P4"><text:span text:style-name="T16">Alberto de Oliveira:</text:span><text:span text:style-name="T17"> poeta conhecido como primeiro parnasiano brasileiro, foi farmacêutico, professor, funcionário público e diretor geral da Instrução Pública do Rio de Janeiro. Foi membro Fundador da Academia Brasileira de Letras, além disso, recebia em sua casa outros dois grandes poetas do parnasianismo, Raimundo Correia e Olavo Bilac, esses três eram reconhecidos como Tríade Parnasiana. </text:span></text:p>
        </text:list-item>
        <text:list-item>
          <text:p text:style-name="P5"><text:span text:style-name="T18">Raimundo Correia: </text:span><text:span text:style-name="T19">diplomata, magistrado, professor e poeta, Raimundo Correia começou com as obras literárias após a publicação de “</text:span><text:span text:style-name="T20">Pequenos Sonhos</text:span><text:span text:style-name="T19">”, suas obras aproximam-se da estética simbolista, outras de suas obras são: “As Pombas”(soneto), “Pequenos Sonhos” e entre outras obras.</text:span></text:p>
        </text:list-item>
        <text:list-item>
          <text:p text:style-name="P6"><text:span text:style-name="T18">Olavo Bilac: O mais famoso dos poetas parnasianos, foi um jornalista e escritor parnasianista. Começou na literatura com o volume Poesias, que foi destacado pelo lirismo e excelência na forma do soneto.</text:span></text:p>
        </text:list-item>
      </text:list>
      <text:p text:style-name="P7">Simbolismo</text:p>
      <text:p text:style-name="P8"><text:tab/><text:span text:style-name="T21">O Simbolismo foi um movimento artístico que surgiu no século XIX, sendo caracterizado pelo subjetivismo, espiritualismo, religiosidade e o misticismo. Pelo fato de o capitalismo estar se consolidando no período que o simbolismo surgiu, a sociedade estava avançando bastante apesar do capitalismo estar se consolidando também consolidou a desigualdade social.</text:span></text:p>
      <text:p text:style-name="P9">Características do Simbolismo:</text:p>
      <text:p text:style-name="P9">Falta de confiança na realidade, que na concepção simbolista seria ilusória; Oposição ao objetivismo parnasiano e realista; "Valorização do não racional, ou seja, do mistério;"</text:p>
      <text:p text:style-name="P9"/>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17:07:43.627447578</meta:creation-date>
    <dc:date>2024-11-22T20:55:31.904811057</dc:date>
    <meta:editing-duration>PT44M54S</meta:editing-duration>
    <meta:editing-cycles>8</meta:editing-cycles>
    <meta:generator>LibreOffice/24.8.3.2$Linux_X86_64 LibreOffice_project/480$Build-2</meta:generator>
    <meta:document-statistic meta:table-count="0" meta:image-count="0" meta:object-count="0" meta:page-count="1" meta:paragraph-count="14" meta:word-count="486" meta:character-count="3306" meta:non-whitespace-character-count="2828"/>
  </office:meta>
</office:document-meta>
</file>